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aac7" officeooo:paragraph-rsid="001baac7"/>
    </style:style>
    <style:style style:name="P2" style:family="paragraph" style:parent-style-name="Standard">
      <style:text-properties officeooo:rsid="001ce9fa" officeooo:paragraph-rsid="001ce9fa"/>
    </style:style>
    <style:style style:name="P3" style:family="paragraph" style:parent-style-name="Standard">
      <style:text-properties officeooo:rsid="001dfc49" officeooo:paragraph-rsid="001dfc49"/>
    </style:style>
    <style:style style:name="P4" style:family="paragraph" style:parent-style-name="Standard">
      <style:text-properties officeooo:rsid="001e698d" officeooo:paragraph-rsid="001e698d"/>
    </style:style>
    <style:style style:name="P5" style:family="paragraph" style:parent-style-name="Standard">
      <style:text-properties officeooo:rsid="0021238c" officeooo:paragraph-rsid="0021238c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/>
    </style:style>
    <style:style style:name="T1" style:family="text">
      <style:text-properties officeooo:rsid="001dfc49"/>
    </style:style>
    <style:style style:name="T2" style:family="text">
      <style:text-properties officeooo:rsid="001e698d"/>
    </style:style>
    <style:style style:name="T3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3.043cm" fo:min-width="2.3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3.043cm" fo:min-width="2.1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3.122cm" fo:min-width="2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956cm" fo:min-width="1.6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956cm" fo:min-width="2.4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4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1.028cm" fo:min-width="2.0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1.078cm" fo:min-width="2.0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s :</text:p>
      <text:p text:style-name="P2">1 PAUL Timothé eleve eleve élève</text:p>
      <text:p text:style-name="P2">2 YO Paulo prof prof prof</text:p>
      <text:p text:style-name="P2">3 MOLI Yann eleve eleve eleve</text:p>
      <text:p text:style-name="P4">4 DUPUIS Poney prof prof prof</text:p>
      <text:p text:style-name="P2"/>
      <text:p text:style-name="P3">Groupe :</text:p>
      <text:p text:style-name="P3">1 Mathématique <text:span text:style-name="T2">2</text:span></text:p>
      <text:p text:style-name="P3">2 Français <text:span text:style-name="T2">4</text:span></text:p>
      <text:p text:style-name="P3">3 EPS <text:span text:style-name="T2">2</text:span></text:p>
      <text:p text:style-name="P3"/>
      <text:p text:style-name="P3">Appartenir :</text:p>
      <text:p text:style-name="P3">1 1 1</text:p>
      <text:p text:style-name="P3">2 1 <text:span text:style-name="T2">2</text:span></text:p>
      <text:p text:style-name="P4">3 1 3</text:p>
      <text:p text:style-name="P1"/>
      <text:p text:style-name="P1">QCM :</text:p>
      <text:p text:style-name="P1">1 11/01/2021 1h <text:span text:style-name="T2">2 1</text:span></text:p>
      <text:p text:style-name="P5"/>
      <text:p text:style-name="P1">Questions :</text:p>
      <text:p text:style-name="P1">1 Pourquoi la terre est ronde ? Parce que 2 1</text:p>
      <text:p text:style-name="P2">2 …</text:p>
      <text:p text:style-name="P2">3 …</text:p>
      <text:p text:style-name="P2">4 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0" draw:name="Forme1" draw:style-name="gr1" svg:width="2.329cm" svg:height="3.043cm" svg:x="0.071cm" svg:y="0.594cm"><text:p/><draw:enhanced-geometry svg:viewBox="0 0 21600 21600" draw:type="rectangle" draw:enhanced-path="M 0 0 L 21600 0 21600 21600 0 21600 0 0 Z N"/></draw:custom-shape><draw:custom-shape text:anchor-type="paragraph" draw:z-index="1" draw:name="Forme2" draw:style-name="gr2" svg:width="2.197cm" svg:height="3.043cm" svg:x="6.156cm" svg:y="0.647cm"><text:p/><draw:enhanced-geometry svg:viewBox="0 0 21600 21600" draw:type="rectangle" draw:enhanced-path="M 0 0 L 21600 0 21600 21600 0 21600 0 0 Z N"/></draw:custom-shape><draw:custom-shape text:anchor-type="paragraph" draw:z-index="2" draw:name="Forme3" draw:style-name="gr3" svg:width="2.25cm" svg:height="3.123cm" svg:x="11.739cm" svg:y="0.621cm"><text:p/><draw:enhanced-geometry svg:viewBox="0 0 21600 21600" draw:type="rectangle" draw:enhanced-path="M 0 0 L 21600 0 21600 21600 0 21600 0 0 Z N"/></draw:custom-shape><draw:line text:anchor-type="paragraph" draw:z-index="4" draw:name="Forme5" draw:style-name="gr4" draw:text-style-name="P6" svg:x1="7.902cm" svg:y1="1.891cm" svg:x2="12.109cm" svg:y2="1.759cm"><text:p/></draw:line><draw:frame text:anchor-type="paragraph" draw:z-index="5" draw:name="Forme6" draw:style-name="gr5" draw:text-style-name="P7" svg:width="0.953cm" svg:height="0.768cm" svg:x="5.971cm" svg:y="7.183cm"><draw:text-box><text:p>0,N</text:p></draw:text-box></draw:frame><draw:frame text:anchor-type="paragraph" draw:z-index="6" draw:name="Forme6" draw:style-name="gr5" draw:text-style-name="P7" svg:width="0.953cm" svg:height="0.768cm" svg:x="8.114cm" svg:y="3.955cm"><draw:text-box><text:p>1,1</text:p></draw:text-box></draw:frame><draw:frame text:anchor-type="paragraph" draw:z-index="7" draw:name="Forme6" draw:style-name="gr5" draw:text-style-name="P7" svg:width="0.953cm" svg:height="0.768cm" svg:x="8.511cm" svg:y="1.256cm"><draw:text-box><text:p>1,N</text:p></draw:text-box></draw:frame><draw:frame text:anchor-type="paragraph" draw:z-index="8" draw:name="Forme6" draw:style-name="gr5" draw:text-style-name="P7" svg:width="0.953cm" svg:height="0.768cm" svg:x="2.531cm" svg:y="7.156cm"><draw:text-box><text:p>1,1</text:p></draw:text-box></draw:frame><draw:frame text:anchor-type="paragraph" draw:z-index="9" draw:name="Forme7" draw:style-name="gr6" draw:text-style-name="P7" svg:width="1.985cm" svg:height="0.742cm" svg:x="11.792cm" svg:y="0.833cm"><draw:text-box><text:p>Questions</text:p></draw:text-box></draw:frame><draw:frame text:anchor-type="paragraph" draw:z-index="10" draw:name="Forme7" draw:style-name="gr7" draw:text-style-name="P8" svg:width="1.165cm" svg:height="0.489cm" svg:x="6.685cm" svg:y="0.833cm"><draw:text-box><text:p><text:span text:style-name="T3">Quizz</text:span></text:p></draw:text-box></draw:frame><draw:frame text:anchor-type="paragraph" draw:z-index="11" draw:name="Forme7" draw:style-name="gr6" draw:text-style-name="P7" svg:width="1.297cm" svg:height="0.742cm" svg:x="0.653cm" svg:y="0.833cm"><draw:text-box><text:p>Users</text:p></draw:text-box></draw:frame><draw:custom-shape text:anchor-type="paragraph" draw:z-index="12" draw:name="Forme8" draw:style-name="gr8" svg:width="1.8cm" svg:height="1.059cm" svg:x="6.817cm" svg:y="5.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e1" draw:style-name="gr1" svg:width="2.329cm" svg:height="3.043cm" svg:x="3.484cm" svg:y="6.309cm"><text:p/><draw:enhanced-geometry svg:viewBox="0 0 21600 21600" draw:type="rectangle" draw:enhanced-path="M 0 0 L 21600 0 21600 21600 0 21600 0 0 Z N"/></draw:custom-shape><draw:frame text:anchor-type="paragraph" draw:z-index="14" draw:name="Forme7" draw:style-name="gr6" draw:text-style-name="P7" svg:width="1.297cm" svg:height="0.742cm" svg:x="3.96cm" svg:y="6.653cm"><draw:text-box><text:p>Groupe</text:p></draw:text-box></draw:frame><draw:line text:anchor-type="paragraph" draw:z-index="15" draw:name="Forme9" draw:style-name="gr4" draw:text-style-name="P6" svg:x1="3.96cm" svg:y1="6.86cm" svg:x2="1.737cm" svg:y2="3.288cm"><text:p/></draw:line><draw:custom-shape text:anchor-type="paragraph" draw:z-index="16" draw:name="Forme8" draw:style-name="gr9" svg:width="2.514cm" svg:height="1.059cm" svg:x="1.923cm" svg:y="4.4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7" draw:name="Forme7" draw:style-name="gr10" draw:text-style-name="P7" svg:width="1.985cm" svg:height="0.976cm" svg:x="2.24cm" svg:y="4.801cm"><draw:text-box><text:p>Appartenir</text:p></draw:text-box></draw:frame><draw:frame text:anchor-type="paragraph" draw:z-index="18" draw:name="Forme6" draw:style-name="gr11" draw:text-style-name="P8" svg:width="0.953cm" svg:height="0.489cm" svg:x="2.425cm" svg:y="3.849cm"><draw:text-box><text:p><text:span text:style-name="T3">1,N</text:span></text:p></draw:text-box></draw:frame><draw:frame text:anchor-type="paragraph" draw:z-index="19" draw:name="Forme6" draw:style-name="gr5" draw:text-style-name="P7" svg:width="0.953cm" svg:height="0.768cm" svg:x="3.695cm" svg:y="5.777cm"><draw:text-box><text:p>1,N</text:p></draw:text-box></draw:frame><draw:frame text:anchor-type="paragraph" draw:z-index="20" draw:name="Forme7" draw:style-name="gr12" draw:text-style-name="P8" svg:width="1.8cm" svg:height="0.489cm" svg:x="6.817cm" svg:y="5.569cm"><draw:text-box><text:p><text:span text:style-name="T3">Participer</text:span></text:p></draw:text-box></draw:frame><draw:path text:anchor-type="paragraph" draw:z-index="21" draw:name="Forme10" draw:style-name="gr4" draw:text-style-name="P6" svg:width="3.165cm" svg:height="5.998cm" draw:transform="rotate (-2.21429922200521) translate (4.88879047600471cm 6.6537520310641cm)" svg:viewBox="0 0 3166 5999" svg:d="M0 5974c358-22 719 41 1074 21 271-15 553-109 762-306 218-207 494-344 688-583 193-236 292-525 434-788 173-322 192-693 206-1048 13-329-61-661-142-984-90-354-223-704-403-1021-138-245-279-494-465-709l-159-212-159-212-132-132"><text:p/></draw:path><draw:custom-shape text:anchor-type="paragraph" draw:z-index="22" draw:name="Forme11" draw:style-name="gr13" svg:width="2.117cm" svg:height="1.138cm" svg:x="-1.134cm" svg:y="5.3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3" draw:name="Forme7" draw:style-name="gr7" draw:text-style-name="P8" svg:width="1.165cm" svg:height="0.489cm" svg:x="-0.591cm" svg:y="5.754cm"><draw:text-box><text:p><text:span text:style-name="T3">Créer</text:span></text:p></draw:text-box></draw:frame><draw:frame text:anchor-type="paragraph" draw:z-index="24" draw:name="Forme6" draw:style-name="gr5" draw:text-style-name="P7" svg:width="0.953cm" svg:height="0.768cm" svg:x="-0.882cm" svg:y="2.685cm"><draw:text-box><text:p>0,N</text:p></draw:text-box></draw:frame><draw:frame text:anchor-type="paragraph" draw:z-index="25" draw:name="Forme6" draw:style-name="gr10" draw:text-style-name="P7" svg:width="1.415cm" svg:height="0.976cm" svg:x="10.377cm" svg:y="1.124cm"><draw:text-box><text:p>1,N</text:p></draw:text-box></draw:frame><draw:path text:anchor-type="paragraph" draw:z-index="26" draw:name="Forme12" draw:style-name="gr4" draw:text-style-name="P6" svg:width="2.781cm" svg:height="5.635cm" svg:x="5.136cm" svg:y="2.736cm" svg:viewBox="0 0 2782 5636" svg:d="M0 5636c282-41 563-69 847-133 464-104 799-472 1137-767 410-356 697-859 688-1402-5-357 137-701 106-1059-26-300 14-601-53-899-84-374-76-769-185-1138l-132-238"><text:p/></draw:path><draw:line text:anchor-type="paragraph" draw:z-index="3" draw:name="Forme4" draw:style-name="gr4" draw:text-style-name="P6" svg:x1="1.949cm" svg:y1="1.6cm" svg:x2="6.473cm" svg:y2="1.6cm"><text:p/></draw:line><draw:custom-shape text:anchor-type="paragraph" draw:z-index="27" draw:name="Forme13" draw:style-name="gr14" svg:width="2.117cm" svg:height="1.191cm" svg:x="3.152cm" svg:y="1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8" draw:name="Forme14" draw:style-name="gr15" draw:text-style-name="P7" svg:width="1.482cm" svg:height="0.662cm" svg:x="3.549cm" svg:y="1.286cm"><draw:text-box><text:p>Créer</text:p></draw:text-box></draw:frame><draw:frame text:anchor-type="paragraph" draw:z-index="29" draw:name="Forme6" draw:style-name="gr5" draw:text-style-name="P7" svg:width="0.953cm" svg:height="0.768cm" svg:x="2.596cm" svg:y="0.519cm"><draw:text-box><text:p>0,N</text:p></draw:text-box></draw:frame><draw:frame text:anchor-type="paragraph" draw:z-index="30" draw:name="Forme6" draw:style-name="gr5" draw:text-style-name="P7" svg:width="0.953cm" svg:height="0.768cm" svg:x="5.389cm" svg:y="0.833cm"><draw:text-box><text:p>1,1</text:p></draw:text-box></draw:frame><draw:custom-shape text:anchor-type="paragraph" draw:z-index="31" draw:name="Forme8" draw:style-name="gr8" svg:width="1.8cm" svg:height="1.059cm" svg:x="9.146cm" svg:y="1.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2" draw:name="Forme7" draw:style-name="gr12" draw:text-style-name="P8" svg:width="1.8cm" svg:height="0.489cm" svg:x="9.146cm" svg:y="1.891cm"><draw:text-box><text:p><text:span text:style-name="T3">Concerner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09:41:37.014000000</meta:creation-date>
    <dc:date>2021-01-11T11:57:26.062000000</dc:date>
    <meta:editing-duration>PT40M29S</meta:editing-duration>
    <meta:editing-cycles>4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20" meta:word-count="74" meta:character-count="281" meta:non-whitespace-character-count="227"/>
  </office:meta>
</office:document-meta>
</file>